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ntry.Entry( String role , String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ofilerData.setSAXFragment( int index , Object frag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filerData.get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filerData.getKey( String ur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rofilerData.getTotal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filerData.setTotalTime( long ti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filerData.setEnvironmentInfo( EnvironmentInfo environmentin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filerData.addComponent( Object component , String role , String sour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rofilerData.Profiler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filerData.getProcessingTime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filerData.getEntr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filerData.setProcessingTime( int index , long ti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filerData.getSetupTime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filerData.getEnvironment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filerData.setSetupTime( int index , long ti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